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F000000AED3C1DCCEBE148B92.png" manifest:media-type="image/png"/>
  <manifest:file-entry manifest:full-path="Pictures/100000000000078000000438BCF67D94472BB1D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aleway" svg:font-family="Raleway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lwgTypewriter" svg:font-family="TlwgTypewriter" style:font-adornments="Standard" style:font-family-generic="modern" style:font-pitch="variable"/>
    <style:font-face style:name="TlwgTypewriter1" svg:font-family="TlwgTypewriter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15.75cm" fo:min-width="0cm"/>
    </style:style>
    <style:style style:name="gr3" style:family="graphic" style:parent-style-name="standard">
      <style:graphic-properties svg:stroke-width="0.028cm" svg:stroke-color="#999999" draw:marker-start-width="0.242cm" draw:marker-end-width="0.242cm" draw:fill="solid" draw:fill-color="#ffffff" draw:textarea-horizontal-align="justify" draw:textarea-vertical-align="middle" draw:auto-grow-height="false" fo:min-height="15.722cm" fo:min-width="0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8.5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7.589cm" fo:min-width="9.48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0.493cm" fo:min-width="9.486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493cm" fo:min-width="9.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493cm" fo:min-width="9.486cm"/>
      <style:paragraph-properties style:writing-mode="lr-tb"/>
    </style:style>
    <style:style style:name="gr1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7.483cm" fo:min-width="9.472cm" fo:padding-top="0.178cm" fo:padding-bottom="0.178cm" fo:padding-left="0.303cm" fo:padding-right="0.303cm"/>
    </style:style>
    <style:style style:name="gr12" style:family="graphic" style:parent-style-name="standard">
      <style:graphic-properties svg:stroke-color="#bf0041" draw:textarea-horizontal-align="justify" draw:textarea-vertical-align="middle" draw:auto-grow-height="false" fo:min-height="7.589cm" fo:min-width="9.486cm"/>
    </style:style>
    <style:style style:name="gr13" style:family="graphic" style:parent-style-name="Object_20_with_20_no_20_fill_20_and_20_no_20_line">
      <style:graphic-properties draw:stroke="none" svg:stroke-color="#bf0041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bf0041" draw:fill-color="#ff972f" draw:textarea-horizontal-align="justify" draw:textarea-vertical-align="middle" draw:auto-grow-height="false" fo:min-height="0.493cm" fo:min-width="9.486cm"/>
      <style:paragraph-properties style:writing-mode="lr-tb"/>
    </style:style>
    <style:style style:name="gr15" style:family="graphic" style:parent-style-name="standard">
      <style:graphic-properties svg:stroke-color="#bf0041" draw:fill-color="#ffffff" draw:textarea-horizontal-align="justify" draw:textarea-vertical-align="middle" draw:auto-grow-height="false" fo:min-height="0.493cm" fo:min-width="9.5cm"/>
      <style:paragraph-properties style:writing-mode="lr-tb"/>
    </style:style>
    <style:style style:name="gr16" style:family="graphic" style:parent-style-name="standard">
      <style:graphic-properties svg:stroke-color="#bf0041" draw:fill-color="#ffffff" draw:textarea-horizontal-align="justify" draw:textarea-vertical-align="middle" draw:auto-grow-height="false" fo:min-height="0.493cm" fo:min-width="9.486cm"/>
      <style:paragraph-properties style:writing-mode="lr-tb"/>
    </style:style>
    <style:style style:name="gr17" style:family="graphic" style:parent-style-name="standard">
      <style:graphic-properties svg:stroke-width="0.106cm" svg:stroke-color="#bf0041" draw:marker-start-width="0.359cm" draw:marker-end-width="0.359cm" draw:opacity="0%" draw:textarea-horizontal-align="justify" draw:textarea-vertical-align="middle" draw:auto-grow-height="false" fo:min-height="7.483cm" fo:min-width="9.472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808080" draw:opacity="60%" draw:textarea-horizontal-align="justify" draw:textarea-vertical-align="middle" draw:auto-grow-height="false" fo:min-height="1.75cm" fo:min-width="33.9cm"/>
    </style:style>
    <style:style style:name="gr20" style:family="graphic" style:parent-style-name="standard">
      <style:graphic-properties draw:fill-color="#808080" draw:opacity="60%" draw:textarea-horizontal-align="justify" draw:textarea-vertical-align="middle" draw:auto-grow-height="false" fo:min-height="1.004cm" fo:min-width="33.9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75cm" fo:min-width="9.486cm"/>
    </style:style>
    <style:style style:name="gr2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644cm" fo:min-width="9.472cm" fo:padding-top="0.178cm" fo:padding-bottom="0.178cm" fo:padding-left="0.303cm" fo:padding-right="0.303cm"/>
    </style:style>
    <style:style style:name="gr24" style:family="graphic" style:parent-style-name="standard">
      <style:graphic-properties svg:stroke-color="#d62e4e" draw:textarea-horizontal-align="justify" draw:textarea-vertical-align="middle" draw:auto-grow-height="false" fo:min-height="7.589cm" fo:min-width="9.486cm"/>
    </style:style>
    <style:style style:name="gr25" style:family="graphic" style:parent-style-name="Object_20_with_20_no_20_fill_20_and_20_no_20_line">
      <style:graphic-properties draw:stroke="none" svg:stroke-color="#d62e4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d62e4e" draw:fill-color="#ff972f" draw:textarea-horizontal-align="justify" draw:textarea-vertical-align="middle" draw:auto-grow-height="false" fo:min-height="0.493cm" fo:min-width="9.486cm"/>
      <style:paragraph-properties style:writing-mode="lr-tb"/>
    </style:style>
    <style:style style:name="gr27" style:family="graphic" style:parent-style-name="standard">
      <style:graphic-properties svg:stroke-color="#d62e4e" draw:fill-color="#ffffff" draw:textarea-horizontal-align="justify" draw:textarea-vertical-align="middle" draw:auto-grow-height="false" fo:min-height="0.493cm" fo:min-width="9.5cm"/>
      <style:paragraph-properties style:writing-mode="lr-tb"/>
    </style:style>
    <style:style style:name="gr28" style:family="graphic" style:parent-style-name="standard">
      <style:graphic-properties svg:stroke-color="#d62e4e" draw:fill-color="#ffffff" draw:textarea-horizontal-align="justify" draw:textarea-vertical-align="middle" draw:auto-grow-height="false" fo:min-height="0.493cm" fo:min-width="9.486cm"/>
      <style:paragraph-properties style:writing-mode="lr-tb"/>
    </style:style>
    <style:style style:name="gr29" style:family="graphic" style:parent-style-name="standard">
      <style:graphic-properties svg:stroke-width="0.106cm" svg:stroke-color="#d62e4e" draw:marker-start-width="0.359cm" draw:marker-end-width="0.359cm" draw:opacity="0%" draw:textarea-horizontal-align="justify" draw:textarea-vertical-align="middle" draw:auto-grow-height="false" fo:min-height="7.483cm" fo:min-width="9.472cm" fo:padding-top="0.178cm" fo:padding-bottom="0.178cm" fo:padding-left="0.303cm" fo:padding-right="0.303cm"/>
    </style:style>
    <style:style style:name="gr30" style:family="graphic" style:parent-style-name="standard">
      <style:graphic-properties svg:stroke-color="#808080" draw:textarea-horizontal-align="justify" draw:textarea-vertical-align="middle" draw:auto-grow-height="false" fo:min-height="7.589cm" fo:min-width="9.486cm"/>
    </style:style>
    <style:style style:name="gr31" style:family="graphic" style:parent-style-name="Object_20_with_20_no_20_fill_20_and_20_no_20_line">
      <style:graphic-properties draw:stroke="none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808080" draw:fill-color="#ff972f" draw:textarea-horizontal-align="justify" draw:textarea-vertical-align="middle" draw:auto-grow-height="false" fo:min-height="0.493cm" fo:min-width="9.486cm"/>
      <style:paragraph-properties style:writing-mode="lr-tb"/>
    </style:style>
    <style:style style:name="gr33" style:family="graphic" style:parent-style-name="standard">
      <style:graphic-properties svg:stroke-color="#808080" draw:fill-color="#ffffff" draw:textarea-horizontal-align="justify" draw:textarea-vertical-align="middle" draw:auto-grow-height="false" fo:min-height="0.493cm" fo:min-width="9.5cm"/>
      <style:paragraph-properties style:writing-mode="lr-tb"/>
    </style:style>
    <style:style style:name="gr34" style:family="graphic" style:parent-style-name="standard">
      <style:graphic-properties svg:stroke-color="#808080" draw:fill-color="#ffffff" draw:textarea-horizontal-align="justify" draw:textarea-vertical-align="middle" draw:auto-grow-height="false" fo:min-height="0.493cm" fo:min-width="9.486cm"/>
      <style:paragraph-properties style:writing-mode="lr-tb"/>
    </style:style>
    <style:style style:name="gr35" style:family="graphic" style:parent-style-name="standard">
      <style:graphic-properties svg:stroke-width="0.106cm" svg:stroke-color="#808080" draw:marker-start-width="0.359cm" draw:marker-end-width="0.359cm" draw:opacity="0%" draw:textarea-horizontal-align="justify" draw:textarea-vertical-align="middle" draw:auto-grow-height="false" fo:min-height="7.483cm" fo:min-width="9.472cm" fo:padding-top="0.178cm" fo:padding-bottom="0.178cm" fo:padding-left="0.303cm" fo:padding-right="0.303cm"/>
    </style:style>
    <style:style style:name="pr1" style:family="presentation" style:parent-style-name="dna-fix-title">
      <style:graphic-properties fo:min-height="3.238cm"/>
      <style:paragraph-properties style:writing-mode="lr-tb"/>
    </style:style>
    <style:style style:name="pr2" style:family="presentation" style:parent-style-name="dna-fix-notes">
      <style:graphic-properties draw:fill-color="#ffffff" fo:min-height="13.364cm"/>
      <style:paragraph-properties style:writing-mode="lr-tb"/>
    </style:style>
    <style:style style:name="pr3" style:family="presentation" style:parent-style-name="dna-fix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fo:color="#c9211e" loext:opacity="100%"/>
    </style:style>
    <style:style style:name="P5" style:family="paragraph">
      <loext:graphic-properties draw:fill="none" draw:fill-color="#ffffff"/>
      <style:text-properties fo:color="#c9211e" loext:opacity="100%" loext:color-lum-mod="100%" loext:color-lum-off="0%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972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-color="#808080" draw:opacity="60%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9211e" loext:opacity="100%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-fix" presentation:presentation-page-layout-name="AL1T1">
        <office:forms form:automatic-focus="false" form:apply-design-mode="false"/>
        <draw:frame presentation:style-name="pr1" draw:layer="layout" svg:width="27.079cm" svg:height="4.073cm" svg:x="5.2cm" svg:y="7.783cm" presentation:class="title" presentation:user-transformed="true">
          <draw:text-box>
            <text:p>IDTS UI <text:s/>Storyboard草稿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na-fix" presentation:presentation-page-layout-name="AL2T0">
        <office:forms form:automatic-focus="false" form:apply-design-mode="false"/>
        <draw:custom-shape draw:style-name="gr2" draw:text-style-name="P2" draw:layer="layout" svg:width="0.4cm" svg:height="16cm" svg:x="15.614cm" svg:y="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3" draw:layer="layout" svg:width="0.4cm" svg:height="16cm" svg:x="26.122cm" svg:y="2cm">
          <text:p/>
          <draw:enhanced-geometry svg:viewBox="0 0 21600 21600" draw:mirror-horizontal="false" draw:type="rectangle" draw:enhanced-path="M 0 0 L 21600 0 21600 21600 0 21600 0 0 Z N"/>
        </draw:custom-shape>
        <draw:frame draw:style-name="gr4" draw:text-style-name="P5" draw:layer="layout" svg:width="5.2cm" svg:height="1.2cm" svg:x="1.2cm" svg:y="11.2cm">
          <draw:text-box>
            <text:p text:style-name="P4"><text:span text:style-name="T1">Click focus</text:span></text:p>
          </draw:text-box>
        </draw:frame>
        <draw:custom-shape draw:style-name="gr5" draw:text-style-name="P2" draw:layer="layout" svg:width="0.4cm" svg:height="8.8cm" svg:x="26.122cm" svg:y="2cm">
          <text:p/>
          <draw:enhanced-geometry svg:viewBox="0 0 21600 21600" draw:mirror-horizontal="false" draw:type="rectangle" draw:enhanced-path="M 0 0 L 21600 0 21600 21600 0 21600 0 0 Z N"/>
        </draw:custom-shape>
        <draw:g>
          <draw:custom-shape draw:style-name="gr6" draw:text-style-name="P6" draw:layer="layout" svg:width="9.986cm" svg:height="7.839cm" svg:x="5.5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7.586cm" svg:y="2.7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5.586cm" svg:y="2cm">
            <text:p text:style-name="P8"><text:span text:style-name="T2">捲取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5.586cm" svg:y="4.601cm">
            <text:p text:style-name="P8"><text:span text:style-name="T2">捲</text:span><text:span text:style-name="T2">取</text:span><text:span text:style-name="T2">A</text:span><text:span text:style-name="T2"> </text:span><text:span text:style-name="T2">機</text:span><text:span text:style-name="T2"> </text:span><text:span text:style-name="T2">-</text:span><text:span text:style-name="T2"> </text:span><text:span text:style-name="T2">滿</text:span><text:span text:style-name="T2">軸</text:span><text:span text:style-name="T2">準</text:span><text:span text:style-name="T2">備</text:span><text:span text:style-name="T2">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7.588cm" svg:y="5.3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5.586cm" svg:y="7.2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7.586cm" svg:y="7.9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5.536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9.986cm" svg:height="7.839cm" svg:x="5.536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798cm" svg:height="1.89cm" svg:x="7.572cm" svg:y="10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4" draw:text-style-name="P9" draw:layer="layout" svg:width="9.986cm" svg:height="0.743cm" svg:x="5.572cm" svg:y="10.2cm">
            <text:p text:style-name="P8"><text:span text:style-name="T2">捲取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0cm" svg:height="0.743cm" svg:x="5.572cm" svg:y="12.801cm">
            <text:p text:style-name="P8"><text:span text:style-name="T2">捲</text:span><text:span text:style-name="T2">取</text:span><text:span text:style-name="T2">A</text:span><text:span text:style-name="T2"> </text:span><text:span text:style-name="T2">機</text:span><text:span text:style-name="T2"> </text:span><text:span text:style-name="T2">-</text:span><text:span text:style-name="T2"> </text:span><text:span text:style-name="T2">滿</text:span><text:span text:style-name="T2">軸</text:span><text:span text:style-name="T2">準</text:span><text:span text:style-name="T2">備</text:span><text:span text:style-name="T2">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798cm" svg:height="1.89cm" svg:x="7.574cm" svg:y="13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6" draw:text-style-name="P10" draw:layer="layout" svg:width="9.986cm" svg:height="0.743cm" svg:x="5.572cm" svg:y="15.4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808cm" svg:height="1.894cm" svg:x="7.572cm" svg:y="16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7" draw:text-style-name="P11" draw:layer="layout" svg:width="10.078cm" svg:height="7.839cm" svg:x="5.522cm" svg:y="10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28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64cm" svg:y="2.7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64cm" svg:y="2cm">
            <text:p text:style-name="P8"><text:span text:style-name="T2">給線</text:span><text:span text:style-name="T2">C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64cm" svg:y="4.601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66cm" svg:y="5.3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64cm" svg:y="7.202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64cm" svg:y="7.9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14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58cm" svg:y="10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4cm" svg:y="10.87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94cm" svg:y="10.161cm">
            <text:p text:style-name="P8"><text:span text:style-name="T2">給線</text:span><text:span text:style-name="T2">D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94cm" svg:y="12.762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6cm" svg:y="13.50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94cm" svg:y="15.363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94cm" svg:y="16.106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44cm" svg:y="10.161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7" draw:layer="layout" svg:x1="27cm" svg:y1="8cm" svg:x2="27cm" svg:y2="12.4cm">
          <text:p/>
        </draw:line>
        <draw:frame draw:style-name="gr4" draw:text-style-name="P5" draw:layer="layout" svg:width="2.6cm" svg:height="1.673cm" svg:x="27cm" svg:y="8.8cm">
          <draw:text-box>
            <text:p text:style-name="P4"><text:span text:style-name="T1">Scroll bar</text:span></text:p>
          </draw:text-box>
        </draw:frame>
        <draw:custom-shape draw:style-name="gr19" draw:text-style-name="P12" draw:layer="layout" svg:width="34.4cm" svg:height="2cm" draw:transform="skewX (-0.00296705972839036) rotate (-0.00314159265359073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4.401cm" svg:height="1.254cm" draw:transform="skewX (-0.00296705972839036) rotate (-0.00314159265359073) translate (0cm 18.2cm)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6.8cm" svg:height="2.741cm" svg:x="27.4cm" svg:y="2.4cm">
          <draw:text-box>
            <text:p>User click捲取B機，</text:p>
            <text:p>右邊列出捲取B機的給線列表 C,D,E</text:p>
          </draw:text-box>
        </draw:frame>
        <presentation:notes draw:style-name="dp3">
          <draw:page-thumbnail draw:style-name="gr1" draw:layer="layout" svg:width="19.747cm" svg:height="11.136cm" svg:x="0.62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na-fix" presentation:presentation-page-layout-name="AL2T0">
        <office:forms form:automatic-focus="false" form:apply-design-mode="false"/>
        <draw:custom-shape draw:style-name="gr2" draw:text-style-name="P2" draw:layer="layout" svg:width="0.4cm" svg:height="16cm" svg:x="15.614cm" svg:y="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3" draw:layer="layout" svg:width="0.4cm" svg:height="16cm" svg:x="26.122cm" svg:y="2cm">
          <text:p/>
          <draw:enhanced-geometry svg:viewBox="0 0 21600 21600" draw:mirror-horizontal="false" draw:type="rectangle" draw:enhanced-path="M 0 0 L 21600 0 21600 21600 0 21600 0 0 Z N"/>
        </draw:custom-shape>
        <draw:frame draw:style-name="gr4" draw:text-style-name="P5" draw:layer="layout" svg:width="5.2cm" svg:height="1.2cm" svg:x="1.2cm" svg:y="11.2cm">
          <draw:text-box>
            <text:p text:style-name="P4"><text:span text:style-name="T1">Click focus</text:span></text:p>
          </draw:text-box>
        </draw:frame>
        <draw:custom-shape draw:style-name="gr5" draw:text-style-name="P2" draw:layer="layout" svg:width="0.4cm" svg:height="8.8cm" svg:x="26.122cm" svg:y="5.8cm">
          <text:p/>
          <draw:enhanced-geometry svg:viewBox="0 0 21600 21600" draw:mirror-horizontal="false" draw:type="rectangle" draw:enhanced-path="M 0 0 L 21600 0 21600 21600 0 21600 0 0 Z N"/>
        </draw:custom-shape>
        <draw:g>
          <draw:custom-shape draw:style-name="gr6" draw:text-style-name="P6" draw:layer="layout" svg:width="9.986cm" svg:height="7.839cm" svg:x="5.5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7.586cm" svg:y="2.7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5.586cm" svg:y="2cm">
            <text:p text:style-name="P8"><text:span text:style-name="T2">捲取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5.586cm" svg:y="4.6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7.588cm" svg:y="5.3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5.586cm" svg:y="7.2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7.586cm" svg:y="7.9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5.536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9.986cm" svg:height="7.839cm" svg:x="5.536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798cm" svg:height="1.89cm" svg:x="7.572cm" svg:y="10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4" draw:text-style-name="P9" draw:layer="layout" svg:width="9.986cm" svg:height="0.743cm" svg:x="5.572cm" svg:y="10.2cm">
            <text:p text:style-name="P8"><text:span text:style-name="T2">捲取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0cm" svg:height="0.743cm" svg:x="5.572cm" svg:y="12.8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798cm" svg:height="1.89cm" svg:x="7.574cm" svg:y="13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6" draw:text-style-name="P10" draw:layer="layout" svg:width="9.986cm" svg:height="0.743cm" svg:x="5.572cm" svg:y="15.4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808cm" svg:height="1.894cm" svg:x="7.572cm" svg:y="16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7" draw:text-style-name="P11" draw:layer="layout" svg:width="10.078cm" svg:height="7.839cm" svg:x="5.522cm" svg:y="10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42cm" svg:y="0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78cm" svg:y="0.87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78cm" svg:y="0.161cm">
            <text:p text:style-name="P8"><text:span text:style-name="T2">給線</text:span><text:span text:style-name="T2">C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78cm" svg:y="2.762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8cm" svg:y="3.50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78cm" svg:y="5.363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78cm" svg:y="6.106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28cm" svg:y="0.1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58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4cm" svg:y="8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94cm" svg:y="8.2cm">
            <text:p text:style-name="P8"><text:span text:style-name="T2">給線</text:span><text:span text:style-name="T2">D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94cm" svg:y="10.801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6cm" svg:y="11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94cm" svg:y="13.402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94cm" svg:y="14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44cm" svg:y="8.2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7" draw:layer="layout" svg:x1="27cm" svg:y1="8cm" svg:x2="27cm" svg:y2="12.4cm">
          <text:p/>
        </draw:line>
        <draw:frame draw:style-name="gr4" draw:text-style-name="P5" draw:layer="layout" svg:width="2.6cm" svg:height="1.673cm" svg:x="27cm" svg:y="8.8cm">
          <draw:text-box>
            <text:p text:style-name="P4"><text:span text:style-name="T1">Scroll bar</text:span></text:p>
          </draw:text-box>
        </draw:frame>
        <draw:custom-shape draw:style-name="gr22" draw:text-style-name="P6" draw:layer="layout" svg:width="9.986cm" svg:height="3cm" svg:x="16.01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5.798cm" svg:height="1.89cm" svg:x="18.05cm" svg:y="17.111cm">
          <draw:image xlink:href="Pictures/10000001000001EF000000AED3C1DCCEBE148B92.png" xlink:type="simple" xlink:show="embed" xlink:actuate="onLoad" draw:mime-type="image/png">
            <text:p/>
          </draw:image>
        </draw:frame>
        <draw:custom-shape draw:style-name="gr8" draw:text-style-name="P9" draw:layer="layout" svg:width="9.986cm" svg:height="0.743cm" svg:x="16.05cm" svg:y="16.4cm">
          <text:p text:style-name="P8"><text:span text:style-name="T2">給線</text:span><text:span text:style-name="T2">E </text:span><text:span text:style-name="T2">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0.078cm" svg:height="3cm" svg:x="16cm" svg:y="1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4.4cm" svg:height="2cm" draw:transform="skewX (-0.00296705972839036) rotate (-0.00314159265359073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4.401cm" svg:height="1.254cm" draw:transform="skewX (-0.00296705972839036) rotate (-0.00314159265359073) translate (0cm 18.2cm)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6.8cm" svg:height="1.911cm" svg:x="27.4cm" svg:y="2.401cm">
          <draw:text-box>
            <text:p>User scroll右邊的給線列表 C,D,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-fix" presentation:presentation-page-layout-name="AL2T0">
        <office:forms form:automatic-focus="false" form:apply-design-mode="false"/>
        <draw:custom-shape draw:style-name="gr2" draw:text-style-name="P2" draw:layer="layout" svg:width="0.4cm" svg:height="16cm" svg:x="15.614cm" svg:y="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3" draw:layer="layout" svg:width="0.4cm" svg:height="16cm" svg:x="26.122cm" svg:y="2cm">
          <text:p/>
          <draw:enhanced-geometry svg:viewBox="0 0 21600 21600" draw:mirror-horizontal="false" draw:type="rectangle" draw:enhanced-path="M 0 0 L 21600 0 21600 21600 0 21600 0 0 Z N"/>
        </draw:custom-shape>
        <draw:frame draw:style-name="gr4" draw:text-style-name="P5" draw:layer="layout" svg:width="5.2cm" svg:height="1.2cm" svg:x="1.2cm" svg:y="11.2cm">
          <draw:text-box>
            <text:p text:style-name="P4"><text:span text:style-name="T1">Click focus</text:span></text:p>
          </draw:text-box>
        </draw:frame>
        <draw:custom-shape draw:style-name="gr5" draw:text-style-name="P2" draw:layer="layout" svg:width="0.4cm" svg:height="8.8cm" svg:x="26.122cm" svg:y="5.8cm">
          <text:p/>
          <draw:enhanced-geometry svg:viewBox="0 0 21600 21600" draw:mirror-horizontal="false" draw:type="rectangle" draw:enhanced-path="M 0 0 L 21600 0 21600 21600 0 21600 0 0 Z N"/>
        </draw:custom-shape>
        <draw:g>
          <draw:custom-shape draw:style-name="gr24" draw:text-style-name="P6" draw:layer="layout" svg:width="9.986cm" svg:height="7.839cm" svg:x="5.5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7" draw:layer="layout" svg:width="5.798cm" svg:height="1.89cm" svg:x="7.586cm" svg:y="2.7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26" draw:text-style-name="P9" draw:layer="layout" svg:width="9.986cm" svg:height="0.743cm" svg:x="5.586cm" svg:y="2cm">
            <text:p text:style-name="P8"><text:span text:style-name="T2">捲取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0cm" svg:height="0.743cm" svg:x="5.586cm" svg:y="4.6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7" draw:layer="layout" svg:width="5.798cm" svg:height="1.89cm" svg:x="7.588cm" svg:y="5.3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28" draw:text-style-name="P10" draw:layer="layout" svg:width="9.986cm" svg:height="0.743cm" svg:x="5.586cm" svg:y="7.202cm">
            <text:p text:style-name="P8"><text:span text:style-name="T2">捲</text:span><text:span text:style-name="T2">取</text:span><text:span text:style-name="T2">A</text:span><text:span text:style-name="T2"> </text:span><text:span text:style-name="T2">機</text:span><text:span text:style-name="T2"> </text:span><text:span text:style-name="T2">-</text:span><text:span text:style-name="T2"> </text:span><text:span text:style-name="T2">空</text:span><text:span text:style-name="T2">軸</text:span><text:span text:style-name="T2">準</text:span><text:span text:style-name="T2">備</text:span><text:span text:style-name="T2">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7" draw:layer="layout" svg:width="5.808cm" svg:height="1.894cm" svg:x="7.586cm" svg:y="7.9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29" draw:text-style-name="P11" draw:layer="layout" svg:width="10.078cm" svg:height="7.839cm" svg:x="5.536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6" draw:layer="layout" svg:width="9.986cm" svg:height="7.839cm" svg:x="5.536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7" draw:layer="layout" svg:width="5.798cm" svg:height="1.89cm" svg:x="7.572cm" svg:y="10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2" draw:text-style-name="P9" draw:layer="layout" svg:width="9.986cm" svg:height="0.743cm" svg:x="5.572cm" svg:y="10.2cm">
            <text:p text:style-name="P8"><text:span text:style-name="T2">捲取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0" draw:layer="layout" svg:width="10cm" svg:height="0.743cm" svg:x="5.572cm" svg:y="12.8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7" draw:layer="layout" svg:width="5.798cm" svg:height="1.89cm" svg:x="7.574cm" svg:y="13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4" draw:text-style-name="P10" draw:layer="layout" svg:width="9.986cm" svg:height="0.743cm" svg:x="5.572cm" svg:y="15.402cm">
            <text:p text:style-name="P8"><text:span text:style-name="T2">捲</text:span><text:span text:style-name="T2">取</text:span><text:span text:style-name="T2">A</text:span><text:span text:style-name="T2"> </text:span><text:span text:style-name="T2">機</text:span><text:span text:style-name="T2"> </text:span><text:span text:style-name="T2">-</text:span><text:span text:style-name="T2"> </text:span><text:span text:style-name="T2">空</text:span><text:span text:style-name="T2">軸</text:span><text:span text:style-name="T2">準</text:span><text:span text:style-name="T2">備</text:span><text:span text:style-name="T2">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7" draw:layer="layout" svg:width="5.808cm" svg:height="1.894cm" svg:x="7.572cm" svg:y="16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5" draw:text-style-name="P11" draw:layer="layout" svg:width="10.078cm" svg:height="7.839cm" svg:x="5.522cm" svg:y="10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42cm" svg:y="0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78cm" svg:y="0.87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78cm" svg:y="0.161cm">
            <text:p text:style-name="P8"><text:span text:style-name="T2">給線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78cm" svg:y="2.762cm">
            <text:p text:style-name="P8"><text:span text:style-name="T2">給</text:span><text:span text:style-name="T2">線</text:span><text:span text:style-name="T2">A</text:span><text:span text:style-name="T2"> </text:span><text:span text:style-name="T2">機</text:span><text:span text:style-name="T2"> </text:span><text:span text:style-name="T2">-</text:span><text:span text:style-name="T2"> </text:span><text:span text:style-name="T2">滿</text:span><text:span text:style-name="T2">軸</text:span><text:span text:style-name="T2">準</text:span><text:span text:style-name="T2">備</text:span><text:span text:style-name="T2">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8cm" svg:y="3.50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78cm" svg:y="5.363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78cm" svg:y="6.106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28cm" svg:y="0.1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58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4cm" svg:y="8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94cm" svg:y="8.2cm">
            <text:p text:style-name="P8"><text:span text:style-name="T2">給線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94cm" svg:y="10.801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6cm" svg:y="11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94cm" svg:y="13.402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94cm" svg:y="14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44cm" svg:y="8.2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7" draw:layer="layout" svg:x1="27cm" svg:y1="8cm" svg:x2="27cm" svg:y2="12.4cm">
          <text:p/>
        </draw:line>
        <draw:frame draw:style-name="gr4" draw:text-style-name="P5" draw:layer="layout" svg:width="2.6cm" svg:height="1.673cm" svg:x="27cm" svg:y="8.8cm">
          <draw:text-box>
            <text:p text:style-name="P4"><text:span text:style-name="T1">Scroll bar</text:span></text:p>
          </draw:text-box>
        </draw:frame>
        <draw:custom-shape draw:style-name="gr22" draw:text-style-name="P6" draw:layer="layout" svg:width="9.986cm" svg:height="3cm" svg:x="16.01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5.798cm" svg:height="1.89cm" svg:x="18.05cm" svg:y="17.111cm">
          <draw:image xlink:href="Pictures/10000001000001EF000000AED3C1DCCEBE148B92.png" xlink:type="simple" xlink:show="embed" xlink:actuate="onLoad" draw:mime-type="image/png">
            <text:p/>
          </draw:image>
        </draw:frame>
        <draw:custom-shape draw:style-name="gr8" draw:text-style-name="P9" draw:layer="layout" svg:width="9.986cm" svg:height="0.743cm" svg:x="16.05cm" svg:y="16.4cm">
          <text:p text:style-name="P8"><text:span text:style-name="T2">給線</text:span><text:span text:style-name="T2">F </text:span><text:span text:style-name="T2">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0.078cm" svg:height="3cm" svg:x="16cm" svg:y="16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4.4cm" svg:height="2cm" draw:transform="skewX (-0.00296705972839036) rotate (-0.00314159265359073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4.401cm" svg:height="1.254cm" draw:transform="skewX (-0.00296705972839036) rotate (-0.00314159265359073) translate (0cm 18.2cm)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6.8cm" svg:height="2.741cm" svg:x="27.4cm" svg:y="2.401cm">
          <draw:text-box>
            <text:p>User click捲取A機，</text:p>
            <text:p>右邊列出捲取A機的給線列表 A,B,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aleway" svg:font-family="Raleway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lwgTypewriter" svg:font-family="TlwgTypewriter" style:font-adornments="Standard" style:font-family-generic="modern" style:font-pitch="variable"/>
    <style:font-face style:name="TlwgTypewriter1" svg:font-family="TlwgTypewrite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fix-background" style:family="presentation">
      <style:graphic-properties draw:stroke="none" draw:fill="none"/>
      <style:text-properties style:letter-kerning="true"/>
    </style:style>
    <style:style style:name="dna-fi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fix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fix-outline1" style:family="presentation">
      <style:graphic-properties draw:stroke="none" draw:fill="none" draw:auto-grow-height="false" draw:fit-to-size="false" style:shrink-to-fit="true">
        <text:list-style style:name="dna-fix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fo:color="#050505" loext:opacity="100%" loext:color-lum-mod="100%" loext:color-lum-off="0%" style:text-outline="false" style:text-line-through-style="none" style:text-line-through-type="none" style:font-name="TlwgTypewriter" fo:font-family="TlwgTypewriter" style:font-style-name="Standard" style:font-family-generic="modern" style:font-pitch="variable" fo:font-size="29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fix-outline2" style:family="presentation" style:parent-style-name="dna-fix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dna-fix-outline3" style:family="presentation" style:parent-style-name="dna-fix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dna-fix-outline4" style:family="presentation" style:parent-style-name="dna-fix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dna-fix-outline5" style:family="presentation" style:parent-style-name="dna-fix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6" style:family="presentation" style:parent-style-name="dna-fix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7" style:family="presentation" style:parent-style-name="dna-fix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8" style:family="presentation" style:parent-style-name="dna-fix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9" style:family="presentation" style:parent-style-name="dna-fix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subtitle" style:family="presentation">
      <style:graphic-properties draw:stroke="none" draw:fill="none" draw:textarea-vertical-align="middle">
        <text:list-style style:name="dna-f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fix-title" style:family="presentation">
      <style:graphic-properties draw:stroke="none" draw:fill="none" draw:textarea-vertical-align="middle" draw:fit-to-size="false" style:shrink-to-fit="true">
        <text:list-style style:name="dna-f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fix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fi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fi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lwgTypewrite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dna-fix" style:page-layout-name="PM1" draw:style-name="Mdp1">
      <office:forms form:automatic-focus="false" form:apply-design-mode="false"/>
      <draw:frame draw:style-name="Mgr3" draw:text-style-name="MP5" draw:layer="backgroundobjects" svg:width="34.49cm" svg:height="19.4cm" svg:x="0cm" svg:y="0cm">
        <draw:image xlink:href="Pictures/100000000000078000000438BCF67D94472BB1D8.jpg" xlink:type="simple" xlink:show="embed" xlink:actuate="onLoad" draw:mime-type="image/jpeg">
          <text:p/>
        </draw:image>
      </draw:frame>
      <draw:frame presentation:style-name="dna-fix-title" draw:layer="backgroundobjects" svg:width="27.079cm" svg:height="3.238cm" svg:x="5.6cm" svg:y="0.774cm" presentation:class="title" presentation:placeholder="true">
        <draw:text-box/>
      </draw:frame>
      <draw:frame presentation:style-name="dna-fix-outline1" draw:layer="backgroundobjects" svg:width="26.391cm" svg:height="11.252cm" svg:x="5.6cm" svg:y="4.539cm" presentation:class="outline" presentation:placeholder="true">
        <draw:text-box/>
      </draw:frame>
      <draw:frame presentation:style-name="Mpr1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7cm" svg:x="24.664cm" svg:y="17.673cm" presentation:class="page-number">
        <draw:text-box>
          <text:p text:style-name="MP3"><text:span text:style-name="MT2">Slide </text:span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fix-title" draw:layer="backgroundobjects" svg:width="19.747cm" svg:height="11.136cm" svg:x="0.626cm" svg:y="2.257cm" presentation:class="page"/>
        <draw:frame presentation:style-name="dna-fix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2:14:25.003172496</meta:creation-date>
    <meta:editing-duration>PT1H55M57S</meta:editing-duration>
    <meta:editing-cycles>15</meta:editing-cycles>
    <meta:generator>LibreOffice/7.4.7.2$Linux_X86_64 LibreOffice_project/40$Build-2</meta:generator>
    <dc:date>2023-10-24T14:10:44.124059850</dc:date>
    <meta:document-statistic meta:object-count="174"/>
  </office:meta>
</office:document-meta>
</file>